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shar Light" svg:font-family="'Akshar Light'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kshar Light" officeooo:rsid="00135312" officeooo:paragraph-rsid="00135312"/>
    </style:style>
    <style:style style:name="P2" style:family="paragraph" style:parent-style-name="Text_20_body">
      <style:paragraph-properties fo:text-align="start" style:justify-single-word="false"/>
      <style:text-properties style:font-name="Akshar Light" style:text-underline-style="solid" style:text-underline-width="auto" style:text-underline-color="font-color" fo:font-weight="bold" officeooo:rsid="00135312" officeooo:paragraph-rsid="00135312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kshar Light" style:text-underline-style="none" fo:font-weight="normal" officeooo:rsid="00135312" officeooo:paragraph-rsid="00135312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kshar Light" style:text-underline-style="none" fo:font-weight="normal" officeooo:rsid="00138d93" officeooo:paragraph-rsid="00138d93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5aee8" officeooo:paragraph-rsid="0015aee8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88c88" officeooo:paragraph-rsid="00188c88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a4978" officeooo:paragraph-rsid="001a4978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bold" officeooo:rsid="001a4978" officeooo:paragraph-rsid="001a4978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a4978" officeooo:paragraph-rsid="001a4978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d7ad6" officeooo:paragraph-rsid="001d7ad6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normal" officeooo:rsid="001a4978" officeooo:paragraph-rsid="001a4978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kshar Light" fo:font-style="italic" style:text-underline-style="none" fo:font-weight="normal" officeooo:rsid="00188c88" officeooo:paragraph-rsid="00188c88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135312" officeooo:paragraph-rsid="00135312"/>
    </style:style>
    <style:style style:name="P14" style:family="paragraph" style:parent-style-name="Title">
      <style:text-properties officeooo:rsid="00135312" officeooo:paragraph-rsid="00135312"/>
    </style:style>
    <style:style style:name="P15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a4978" officeooo:paragraph-rsid="001a4978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d7ad6" officeooo:paragraph-rsid="001d7ad6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1f5eeb" officeooo:paragraph-rsid="001f5eeb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kshar Light" fo:font-style="normal" style:text-underline-style="none" fo:font-weight="normal" officeooo:rsid="00212d81" officeooo:paragraph-rsid="00212d81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kshar Light" fo:font-style="normal" style:text-underline-style="solid" style:text-underline-width="auto" style:text-underline-color="font-color" fo:font-weight="bold" officeooo:rsid="001f5eeb" officeooo:paragraph-rsid="001f5eeb" style:font-style-asian="normal" style:font-weight-asian="bold" style:font-style-complex="normal" style:font-weight-complex="bold"/>
    </style:style>
    <style:style style:name="T1" style:family="text">
      <style:text-properties officeooo:rsid="001532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d1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534c" style:font-weight-asian="normal" style:font-weight-complex="normal"/>
    </style:style>
    <style:style style:name="T8" style:family="text">
      <style:text-properties style:text-underline-style="none" fo:font-weight="normal" officeooo:rsid="001bb293" style:font-weight-asian="normal" style:font-weight-complex="normal"/>
    </style:style>
    <style:style style:name="T9" style:family="text">
      <style:text-properties officeooo:rsid="001ed60e"/>
    </style:style>
    <style:style style:name="T10" style:family="text">
      <style:text-properties officeooo:rsid="002001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IPE 2022</text:p>
      <text:p text:style-name="P13"/>
      <text:p text:style-name="P2">15/04/2022</text:p>
      <text:p text:style-name="P3">Après réflexion, le sujet du TIPE est dévié :</text:p>
      <text:p text:style-name="P3">Plutôt que de chercher moi même à trouver le meilleur trajet possible, je vais faire travailler la machine. On travaille désormais avec des algorithmes génétiques, simulant la séléction naturelle.</text:p>
      <text:p text:style-name="P4">On partira avec une population initiale d’un certain nombre de « guides » et chacun se verra attribué un groupe qu’il devra guider. </text:p>
      <text:p text:style-name="P4">Le meilleur guide sera choisi en fonction du ratio <text:span text:style-name="T2">nbDeSitesVisités/Prix</text:span></text:p>
      <text:p text:style-name="P5">L’algorithme utilisé est l’algorithme NEAT ( cf. Sources<text:span text:style-name="T3">)</text:span></text:p>
      <text:p text:style-name="P6">On représente toujours les destinations possibles via un graphe, complet car <text:span text:style-name="T2">tous les chemins mènent à Rome.</text:span></text:p>
      <text:p text:style-name="P12"/>
      <text:p text:style-name="P9">16/04/2022</text:p>
      <text:p text:style-name="P7">Le sujet de réflexion aujourd’hui est les couches d’entrée et des sortie du réseau de neurones. NEAT gère la couche cachée, mais il faut déjà être bien parti.</text:p>
      <text:p text:style-name="P11">Entrée : </text:p>
      <text:p text:style-name="P7">1 neurone pour le temps restant</text:p>
      <text:p text:style-name="P7">1 neurone pour le coût</text:p>
      <text:p text:style-name="P9"><text:span text:style-name="T6">2 neurones par lieu (prix + durée), donc si on a n lieux, 2</text:span><text:span text:style-name="T7">(n-1) </text:span><text:span text:style-name="T6">neurones </text:span><text:span text:style-name="T7">( on ne fait pas </text:span><text:span text:style-name="T8">de sur-place)</text:span></text:p>
      <text:p text:style-name="P8">2n neurones en entrée</text:p>
      <text:p text:style-name="P9"><text:span text:style-name="T4">Sortie : </text:span><text:span text:style-name="T5">n neurones </text:span><text:span text:style-name="T6">: 1 pour chaque lieu, pas très sorcier celui là</text:span></text:p>
      <text:p text:style-name="P7"/>
      <text:p text:style-name="P10">18/04/2022</text:p>
      <text:p text:style-name="P16">Avec le jeu de test City1, la première génération de l’algorithme semble atteindre les meilleurs résultats sur 4h <text:span text:style-name="T9">(4h simulées de visites).</text:span></text:p>
      <text:p text:style-name="P19">19/04/2022</text:p>
      <text:p text:style-name="P17"><text:soft-page-break/>On va modifier les conditions, notamment l’évaluation : le fitness sera <text:span text:style-name="T2">tempsDeVisite/prix </text:span>. <text:span text:style-name="T10">On ajoute aussi désormais un budget max, si le guide le dépasse, son fitness tombe à 0.</text:span></text:p>
      <text:p text:style-name="P18">Il semblerait par ailleurs que le jeu de test City1 ne soit pas assez volumineux pour obtenir des résultats conclua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shar Light" svg:font-family="'Akshar Light'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kshar Light" officeooo:rsid="00135312" officeooo:paragraph-rsid="00135312"/>
    </style:style>
    <style:style style:name="MT1" style:family="text">
      <style:text-properties officeooo:rsid="001532a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Maciag MPSI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9T11:19:29.153908527</dc:date>
    <meta:editing-duration>PT1H54M48S</meta:editing-duration>
    <meta:editing-cycles>14</meta:editing-cycles>
    <meta:generator>LibreOffice/7.3.2.2$Linux_X86_64 LibreOffice_project/30$Build-2</meta:generator>
    <meta:document-statistic meta:table-count="0" meta:image-count="0" meta:object-count="0" meta:page-count="2" meta:paragraph-count="22" meta:word-count="258" meta:character-count="1526" meta:non-whitespace-character-count="1288"/>
  </office:meta>
</office:document-meta>
</file>